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Andale Mono" svg:font-family="'Andale Mono'" style:font-pitch="fixed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7acb" officeooo:paragraph-rsid="00147acb"/>
    </style:style>
    <style:style style:name="P2" style:family="paragraph" style:parent-style-name="Standard">
      <style:text-properties officeooo:rsid="00147acb" officeooo:paragraph-rsid="002c6fb1"/>
    </style:style>
    <style:style style:name="P3" style:family="paragraph" style:parent-style-name="Standard">
      <style:text-properties officeooo:rsid="0015b959" officeooo:paragraph-rsid="0015b959"/>
    </style:style>
    <style:style style:name="P4" style:family="paragraph" style:parent-style-name="Standard">
      <style:text-properties officeooo:rsid="0016cccc" officeooo:paragraph-rsid="0016cccc"/>
    </style:style>
    <style:style style:name="P5" style:family="paragraph" style:parent-style-name="Standard">
      <style:text-properties officeooo:rsid="0016cccc" officeooo:paragraph-rsid="001abe8a"/>
    </style:style>
    <style:style style:name="P6" style:family="paragraph" style:parent-style-name="Standard">
      <style:text-properties officeooo:rsid="0017d9d0" officeooo:paragraph-rsid="0017d9d0"/>
    </style:style>
    <style:style style:name="P7" style:family="paragraph" style:parent-style-name="Standard">
      <style:text-properties style:font-name="Andale Mono" fo:font-size="10pt" officeooo:rsid="00147acb" officeooo:paragraph-rsid="00147acb" style:font-size-asian="10pt" style:font-size-complex="10pt"/>
    </style:style>
    <style:style style:name="P8" style:family="paragraph" style:parent-style-name="Standard">
      <style:text-properties style:font-name="Andale Mono" fo:font-size="10pt" officeooo:rsid="0015b959" officeooo:paragraph-rsid="0015b959" style:font-size-asian="10pt" style:font-size-complex="10pt"/>
    </style:style>
    <style:style style:name="P9" style:family="paragraph" style:parent-style-name="Standard">
      <style:text-properties style:font-name="Andale Mono" fo:font-size="10pt" officeooo:rsid="0015b959" officeooo:paragraph-rsid="003d31d4" style:font-size-asian="10pt" style:font-size-complex="10pt"/>
    </style:style>
    <style:style style:name="P10" style:family="paragraph" style:parent-style-name="Standard">
      <style:text-properties style:font-name="Andale Mono" fo:font-size="10pt" officeooo:rsid="0025f4fa" officeooo:paragraph-rsid="0025f4fa" style:font-size-asian="10pt" style:font-size-complex="10pt"/>
    </style:style>
    <style:style style:name="P11" style:family="paragraph" style:parent-style-name="Standard">
      <style:text-properties style:font-name="Andale Mono" fo:font-size="10pt" officeooo:rsid="0027241a" officeooo:paragraph-rsid="0027241a" style:font-size-asian="10pt" style:font-size-complex="10pt"/>
    </style:style>
    <style:style style:name="P12" style:family="paragraph" style:parent-style-name="Standard">
      <style:text-properties style:font-name="Andale Mono" fo:font-size="10pt" officeooo:rsid="002cc64e" officeooo:paragraph-rsid="002ebbae" style:font-size-asian="10pt" style:font-size-complex="10pt"/>
    </style:style>
    <style:style style:name="P13" style:family="paragraph" style:parent-style-name="Standard">
      <style:text-properties style:font-name="Andale Mono" fo:font-size="10pt" officeooo:rsid="003836ea" officeooo:paragraph-rsid="003836ea" style:font-size-asian="10pt" style:font-size-complex="10pt"/>
    </style:style>
    <style:style style:name="P14" style:family="paragraph" style:parent-style-name="Standard">
      <style:text-properties style:font-name="Andale Mono" fo:font-size="10pt" officeooo:rsid="003c6c3f" officeooo:paragraph-rsid="003d31d4" style:font-size-asian="10pt" style:font-size-complex="10pt"/>
    </style:style>
    <style:style style:name="P15" style:family="paragraph" style:parent-style-name="Standard">
      <style:text-properties style:font-name="Andale Mono" fo:font-size="10pt" officeooo:rsid="003d31d4" officeooo:paragraph-rsid="003d31d4" style:font-size-asian="10pt" style:font-size-complex="10pt"/>
    </style:style>
    <style:style style:name="P16" style:family="paragraph" style:parent-style-name="Standard">
      <style:text-properties style:font-name="Andale Mono" fo:font-size="10pt" style:text-underline-style="none" officeooo:rsid="003c6c3f" officeooo:paragraph-rsid="003d31d4" style:font-size-asian="10pt" style:font-size-complex="10pt"/>
    </style:style>
    <style:style style:name="P17" style:family="paragraph" style:parent-style-name="Standard">
      <style:text-properties officeooo:rsid="001940fc" officeooo:paragraph-rsid="001940fc"/>
    </style:style>
    <style:style style:name="P18" style:family="paragraph" style:parent-style-name="Standard">
      <style:text-properties officeooo:rsid="001940fc" officeooo:paragraph-rsid="001bc48e"/>
    </style:style>
    <style:style style:name="P19" style:family="paragraph" style:parent-style-name="Standard">
      <style:text-properties officeooo:rsid="001940fc" officeooo:paragraph-rsid="001df0d7"/>
    </style:style>
    <style:style style:name="P20" style:family="paragraph" style:parent-style-name="Standard">
      <style:text-properties officeooo:rsid="001940fc" officeooo:paragraph-rsid="00211025"/>
    </style:style>
    <style:style style:name="P21" style:family="paragraph" style:parent-style-name="Standard">
      <style:text-properties officeooo:rsid="001940fc" officeooo:paragraph-rsid="002220e9"/>
    </style:style>
    <style:style style:name="P22" style:family="paragraph" style:parent-style-name="Standard">
      <style:text-properties officeooo:rsid="001940fc" officeooo:paragraph-rsid="00232bd9"/>
    </style:style>
    <style:style style:name="P23" style:family="paragraph" style:parent-style-name="Standard">
      <style:text-properties officeooo:rsid="001940fc" officeooo:paragraph-rsid="003a1f0e"/>
    </style:style>
    <style:style style:name="P24" style:family="paragraph" style:parent-style-name="Standard">
      <style:text-properties officeooo:rsid="0025e6f5" officeooo:paragraph-rsid="0025e6f5"/>
    </style:style>
    <style:style style:name="P25" style:family="paragraph" style:parent-style-name="Standard">
      <style:text-properties officeooo:rsid="0025e6f5" officeooo:paragraph-rsid="0025f4fa"/>
    </style:style>
    <style:style style:name="P26" style:family="paragraph" style:parent-style-name="Standard">
      <style:text-properties style:font-name="Liberation Serif" fo:font-size="12pt" officeooo:rsid="0025e6f5" officeooo:paragraph-rsid="00285309" style:font-size-asian="12pt" style:font-size-complex="12pt"/>
    </style:style>
    <style:style style:name="P27" style:family="paragraph" style:parent-style-name="Standard">
      <style:text-properties style:font-name="Liberation Serif" fo:font-size="12pt" officeooo:rsid="0025e6f5" officeooo:paragraph-rsid="00297879" style:font-size-asian="12pt" style:font-size-complex="12pt"/>
    </style:style>
    <style:style style:name="P28" style:family="paragraph" style:parent-style-name="Standard">
      <style:text-properties style:font-name="Liberation Serif" fo:font-size="12pt" officeooo:rsid="0025e6f5" officeooo:paragraph-rsid="003836ea" style:font-size-asian="12pt" style:font-size-complex="12pt"/>
    </style:style>
    <style:style style:name="P29" style:family="paragraph" style:parent-style-name="Standard">
      <style:text-properties style:font-name="Liberation Serif" fo:font-size="12pt" officeooo:rsid="0025e6f5" officeooo:paragraph-rsid="003a1f0e" style:font-size-asian="12pt" style:font-size-complex="12pt"/>
    </style:style>
    <style:style style:name="P30" style:family="paragraph" style:parent-style-name="Standard">
      <style:text-properties style:font-name="Liberation Serif" fo:font-size="12pt" officeooo:rsid="0025e6f5" officeooo:paragraph-rsid="003842fe" style:font-size-asian="12pt" style:font-size-complex="12pt"/>
    </style:style>
    <style:style style:name="P31" style:family="paragraph" style:parent-style-name="Standard">
      <style:text-properties style:font-name="Liberation Serif" fo:font-size="12pt" officeooo:rsid="003842fe" officeooo:paragraph-rsid="003b9315" style:font-size-asian="12pt" style:font-size-complex="12pt"/>
    </style:style>
    <style:style style:name="P32" style:family="paragraph" style:parent-style-name="Standard">
      <style:text-properties style:font-name="Liberation Serif" fo:font-size="12pt" officeooo:rsid="003836ea" officeooo:paragraph-rsid="003b9315" style:font-size-asian="12pt" style:font-size-complex="12pt"/>
    </style:style>
    <style:style style:name="P33" style:family="paragraph" style:parent-style-name="Standard">
      <style:text-properties officeooo:rsid="001fa180" officeooo:paragraph-rsid="001fa180"/>
    </style:style>
    <style:style style:name="P34" style:family="paragraph" style:parent-style-name="Standard">
      <style:text-properties officeooo:rsid="001fa180" officeooo:paragraph-rsid="002220e9"/>
    </style:style>
    <style:style style:name="P35" style:family="paragraph" style:parent-style-name="Standard">
      <style:text-properties officeooo:rsid="001fa180" officeooo:paragraph-rsid="00232bd9"/>
    </style:style>
    <style:style style:name="P36" style:family="paragraph" style:parent-style-name="Standard">
      <style:text-properties officeooo:rsid="001bc48e" officeooo:paragraph-rsid="0031d837"/>
    </style:style>
    <style:style style:name="P37" style:family="paragraph" style:parent-style-name="Standard">
      <style:text-properties fo:color="#000000" style:font-name="Andale Mono" fo:font-size="10pt" officeooo:rsid="003836ea" officeooo:paragraph-rsid="003842fe" style:font-size-asian="10pt" style:font-size-complex="10pt"/>
    </style:style>
    <style:style style:name="P38" style:family="paragraph" style:parent-style-name="Standard">
      <style:text-properties fo:color="#000000" style:font-name="Andale Mono" fo:font-size="10pt" officeooo:rsid="003842fe" officeooo:paragraph-rsid="003842fe" style:font-size-asian="10pt" style:font-size-complex="10pt"/>
    </style:style>
    <style:style style:name="P39" style:family="paragraph" style:parent-style-name="Standard">
      <style:text-properties fo:color="#000000" style:font-name="Monospace" fo:font-size="10pt" officeooo:paragraph-rsid="00232bd9" style:font-size-asian="10pt"/>
    </style:style>
    <style:style style:name="P40" style:family="paragraph" style:parent-style-name="Standard">
      <style:text-properties fo:color="#000000" style:font-name="Monospace" fo:font-size="10pt" officeooo:rsid="003c6c3f" officeooo:paragraph-rsid="003d31d4" style:font-size-asian="10pt" style:font-size-complex="10pt"/>
    </style:style>
    <style:style style:name="P41" style:family="paragraph" style:parent-style-name="Standard">
      <style:text-properties officeooo:rsid="001df0d7" officeooo:paragraph-rsid="0031d837"/>
    </style:style>
    <style:style style:name="P42" style:family="paragraph" style:parent-style-name="Standard">
      <style:text-properties officeooo:rsid="001abe8a" officeooo:paragraph-rsid="00147acb"/>
    </style:style>
    <style:style style:name="P43" style:family="paragraph" style:parent-style-name="Standard">
      <style:text-properties officeooo:rsid="001abe8a" officeooo:paragraph-rsid="002c6fb1"/>
    </style:style>
    <style:style style:name="P44" style:family="paragraph" style:parent-style-name="Standard">
      <style:text-properties officeooo:rsid="001abe8a" officeooo:paragraph-rsid="0015b959"/>
    </style:style>
    <style:style style:name="P45" style:family="paragraph" style:parent-style-name="Title">
      <style:paragraph-properties fo:text-align="center" style:justify-single-word="false"/>
      <style:text-properties fo:font-weight="bold" officeooo:paragraph-rsid="003a81f1" style:font-weight-asian="bold" style:font-weight-complex="bold"/>
    </style:style>
    <style:style style:name="P46" style:family="paragraph" style:parent-style-name="Standard">
      <style:text-properties style:font-name="Andale Mono" fo:font-size="10pt" officeooo:rsid="0041460d" officeooo:paragraph-rsid="0041460d" style:font-size-asian="10pt" style:font-size-complex="10pt"/>
    </style:style>
    <style:style style:name="P47" style:family="paragraph" style:parent-style-name="Standard">
      <style:text-properties style:font-name="Andale Mono" fo:font-size="8pt" officeooo:rsid="0033d4f8" officeooo:paragraph-rsid="00354caa" style:font-size-asian="8pt" style:font-size-complex="8pt"/>
    </style:style>
    <style:style style:name="P48" style:family="paragraph" style:parent-style-name="Standard">
      <style:text-properties fo:color="#000000" style:font-name="Monospace" fo:font-size="8pt" officeooo:paragraph-rsid="00232bd9" style:font-size-asian="8pt" style:font-size-complex="8pt"/>
    </style:style>
    <style:style style:name="P49" style:family="paragraph" style:parent-style-name="Standard">
      <style:text-properties fo:color="#000000" style:font-name="Andale Mono" fo:font-size="10pt" officeooo:rsid="0041460d" officeooo:paragraph-rsid="0041460d" style:font-size-asian="10pt" style:font-size-complex="10pt"/>
    </style:style>
    <style:style style:name="P50" style:family="paragraph" style:parent-style-name="Standard">
      <style:text-properties officeooo:rsid="0025e6f5" officeooo:paragraph-rsid="0025e6f5"/>
    </style:style>
    <style:style style:name="P51" style:family="paragraph" style:parent-style-name="Standard">
      <style:text-properties officeooo:rsid="003f7cf7" officeooo:paragraph-rsid="003f7cf7"/>
    </style:style>
    <style:style style:name="P52" style:family="paragraph" style:parent-style-name="Standard">
      <style:text-properties style:font-name="Liberation Serif" fo:font-size="12pt" officeooo:rsid="003f7cf7" officeooo:paragraph-rsid="003f7cf7" style:font-size-asian="12pt" style:font-size-complex="12pt"/>
    </style:style>
    <style:style style:name="P53" style:family="paragraph" style:parent-style-name="Standard">
      <style:text-properties style:font-name="Liberation Serif" fo:font-size="12pt" officeooo:rsid="003836ea" officeooo:paragraph-rsid="003f7cf7" style:font-size-asian="12pt" style:font-size-complex="12pt"/>
    </style:style>
    <style:style style:name="P54" style:family="paragraph" style:parent-style-name="Standard">
      <style:text-properties officeooo:rsid="0041460d" officeooo:paragraph-rsid="0041460d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8pt" officeooo:paragraph-rsid="003ed117" style:font-size-asian="8pt" style:font-size-complex="8pt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8pt" style:font-size-asian="8pt" style:font-size-complex="8pt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style:font-size-asian="8pt" style:font-size-complex="8pt"/>
    </style:style>
    <style:style style:name="P58" style:family="paragraph" style:parent-style-name="Predeterminado">
      <style:text-properties style:font-name="Andale Mono" fo:font-size="8pt" officeooo:rsid="0033d4f8" officeooo:paragraph-rsid="003ed117" style:font-size-asian="8pt" style:font-size-complex="8pt"/>
    </style:style>
    <style:style style:name="P59" style:family="paragraph" style:parent-style-name="Predeterminado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8pt" officeooo:paragraph-rsid="003ed117" style:font-size-asian="8pt" style:font-size-complex="8pt"/>
    </style:style>
    <style:style style:name="T1" style:family="text">
      <style:text-properties officeooo:rsid="001abe8a"/>
    </style:style>
    <style:style style:name="T2" style:family="text">
      <style:text-properties officeooo:rsid="00285309"/>
    </style:style>
    <style:style style:name="T3" style:family="text">
      <style:text-properties officeooo:rsid="002cc64e"/>
    </style:style>
    <style:style style:name="T4" style:family="text">
      <style:text-properties officeooo:rsid="002ebbae"/>
    </style:style>
    <style:style style:name="T5" style:family="text">
      <style:text-properties officeooo:rsid="00303e42"/>
    </style:style>
    <style:style style:name="T6" style:family="text">
      <style:text-properties officeooo:rsid="0031d837"/>
    </style:style>
    <style:style style:name="T7" style:family="text">
      <style:text-properties officeooo:rsid="0033d4f8"/>
    </style:style>
    <style:style style:name="T8" style:family="text">
      <style:text-properties officeooo:rsid="00354caa"/>
    </style:style>
    <style:style style:name="T9" style:family="text">
      <style:text-properties officeooo:rsid="00360c36"/>
    </style:style>
    <style:style style:name="T10" style:family="text">
      <style:text-properties officeooo:rsid="00364a31"/>
    </style:style>
    <style:style style:name="T11" style:family="text">
      <style:text-properties officeooo:rsid="003836ea"/>
    </style:style>
    <style:style style:name="T12" style:family="text">
      <style:text-properties officeooo:rsid="003842fe"/>
    </style:style>
    <style:style style:name="T13" style:family="text">
      <style:text-properties officeooo:rsid="003a1f0e"/>
    </style:style>
    <style:style style:name="T14" style:family="text">
      <style:text-properties officeooo:rsid="002c148c"/>
    </style:style>
    <style:style style:name="T15" style:family="text">
      <style:text-properties officeooo:rsid="003b312f"/>
    </style:style>
    <style:style style:name="T16" style:family="text">
      <style:text-properties fo:color="#000000" style:text-outline="false" style:text-line-through-style="none" style:text-line-through-type="none" style:font-name="Courier New" fo:font-style="normal" fo:text-shadow="none" style:text-underline-style="none" fo:font-weight="normal" style:font-style-asian="normal" style:font-weight-asian="normal" style:text-emphasize="none"/>
    </style:style>
    <style:style style:name="T17" style:family="text">
      <style:text-properties fo:color="#000000" style:text-outline="false" style:text-line-through-style="none" style:text-line-through-type="none" style:font-name="Courier New" fo:font-style="normal" fo:text-shadow="none" style:text-underline-style="none" fo:font-weight="normal" officeooo:rsid="003ed117" style:font-style-asian="normal" style:font-weight-asian="normal" style:text-emphasize="none"/>
    </style:style>
    <style:style style:name="T18" style:family="text">
      <style:text-properties fo:color="#000000" style:text-outline="false" style:text-line-through-style="none" style:text-line-through-type="none" style:font-name="Courier New" fo:font-style="normal" fo:text-shadow="none" style:text-underline-style="none" fo:font-weight="bold" style:font-style-asian="normal" style:font-weight-asian="bold" style:text-emphasize="none"/>
    </style:style>
    <style:style style:name="T19" style:family="text">
      <style:text-properties fo:color="#000000" style:text-outline="false" style:text-line-through-style="none" style:text-line-through-type="none" style:font-name="Courier New" fo:font-style="normal" fo:text-shadow="none" style:text-underline-style="none" fo:font-weight="bold" officeooo:rsid="003ed117" style:font-style-asian="normal" style:font-weight-asian="bold" style:text-emphasize="none"/>
    </style:style>
    <style:style style:name="T20" style:family="text">
      <style:text-properties fo:color="#000000" style:font-name="Consolas" fo:font-size="10pt" style:font-size-asian="10pt"/>
    </style:style>
    <style:style style:name="T21" style:family="text">
      <style:text-properties fo:color="#000000" style:font-name="Consolas"/>
    </style:style>
    <style:style style:name="T22" style:family="text">
      <style:text-properties fo:color="#7f0055" style:font-name="Consolas" fo:font-weight="bold" style:font-weight-asian="bold"/>
    </style:style>
    <style:style style:name="T23" style:family="text">
      <style:text-properties fo:color="#6a3e3e" style:font-name="Consolas" fo:font-size="10pt" style:font-size-asian="10pt"/>
    </style:style>
    <style:style style:name="T24" style:family="text">
      <style:text-properties fo:color="#6a3e3e" style:font-name="Consolas"/>
    </style:style>
    <style:style style:name="T25" style:family="text">
      <style:text-properties fo:color="#0000c0" style:font-name="Consolas"/>
    </style:style>
    <style:style style:name="T26" style:family="text">
      <style:text-properties fo:color="#0000c0" style:font-name="Consolas" fo:font-style="italic" fo:font-weight="bold" style:font-style-asian="italic" style:font-weight-asian="bold"/>
    </style:style>
    <style:style style:name="T27" style:family="text">
      <style:text-properties style:font-name="Consola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14">Preguntas</text:span> batería <text:span text:style-name="T15">1</text:span></text:p>
      <text:p text:style-name="P1"/>
      <text:p text:style-name="P42">1. Indicar cómo se declara un objeto denominado contador de la clase Contador.</text:p>
      <text:p text:style-name="P7"/>
      <text:p text:style-name="P16">static int cont = 0;</text:p>
      <text:p text:style-name="P1"/>
      <text:p text:style-name="P43">2. Indicar cómo se declara el método miMetodo() si tiene 'double' como tipo de retorno y dos parámetros int, <text:s/>a y b:</text:p>
      <text:p text:style-name="P2"/>
      <text:p text:style-name="P14">double mi Metodo(int a, int b){}</text:p>
      <text:p text:style-name="P3"/>
      <text:p text:style-name="P44">3. ¿Cómo debe finalizar un método que tenga la obligación de devolver un valor?</text:p>
      <text:p text:style-name="P8"/>
      <text:p text:style-name="P14">return valor;</text:p>
      <text:p text:style-name="P3"/>
      <text:p text:style-name="P44">4. ¿Qué palabra reservada se emplea para definir un constructor?</text:p>
      <text:p text:style-name="P3"/>
      <text:p text:style-name="P14">Public, por que tiene que ser pública para que se pueda instanciar el objeto.</text:p>
      <text:p text:style-name="P9"/>
      <text:p text:style-name="P3"/>
      <text:p text:style-name="P4"><text:span text:style-name="T1">5. </text:span>¿<text:span text:style-name="T3">Qué hace el operador new</text:span>?</text:p>
      <text:p text:style-name="P4"/>
      <text:p text:style-name="P14">Instancia un nuevo objeto.</text:p>
      <text:p text:style-name="P4"/>
      <text:p text:style-name="P5"><text:span text:style-name="T1">6. </text:span>¿<text:span text:style-name="T4">Qué es el recolector de basura</text:span>?</text:p>
      <text:p text:style-name="P12"/>
      <text:p text:style-name="P14">El colector de basura es un sistema que tiene java para liberar el espacio que no se esté utilizando, tal como un objeto que no esté referenciado.</text:p>
      <text:p text:style-name="P4"/>
      <text:p text:style-name="P6"><text:span text:style-name="T1">7. </text:span>¿<text:span text:style-name="T5">Qué es this</text:span>?</text:p>
      <text:p text:style-name="P6"/>
      <text:p text:style-name="P14">El this es una palabra reservada que hace referencia al atributo de la misma clase donde se esté.</text:p>
      <text:p text:style-name="P17"/>
      <text:p text:style-name="P36">8. <text:span text:style-name="T6">¿Un constructor puede tener uno o varios parámetros?</text:span></text:p>
      <text:p text:style-name="P18"/>
      <text:p text:style-name="P14">Puede tener desde ninguno hasta todos los necesarios, dependiendo de las necesidades.</text:p>
      <text:p text:style-name="P18"/>
      <text:p text:style-name="P41">9. <text:span text:style-name="T6">Si un método no devuelve valores, ¿qué tipo de retorno debe tener?</text:span></text:p>
      <text:p text:style-name="P19"/>
      <text:p text:style-name="P15">void</text:p>
      <text:p text:style-name="P18"/>
      <text:p text:style-name="P33">10. <text:span text:style-name="T7">Indicar las dos sintaxis válidas para declarar una matriz unidimensional de 12 valores de tipo double.</text:span></text:p>
      <text:p text:style-name="P18"/>
      <text:p text:style-name="P40">double[] miDouble;</text:p>
      <text:p text:style-name="P40"/>
      <text:p text:style-name="P40">double miDouble[];</text:p>
      <text:p text:style-name="P18"/>
      <text:p text:style-name="P34">11. <text:span text:style-name="T8">Indicar cómo inicializar una matriz unidimensional de enteros a los valores del 1 al 5.</text:span></text:p>
      <text:p text:style-name="P21"/>
      <text:p text:style-name="P58"><text:span text:style-name="T17">int</text:span><text:span text:style-name="T16">[] </text:span><text:span text:style-name="T17">numeros </text:span><text:span text:style-name="T16">= </text:span><text:span text:style-name="T18">new </text:span><text:span text:style-name="T19">int</text:span><text:span text:style-name="T18">[</text:span><text:span text:style-name="T19">12</text:span><text:span text:style-name="T18">];</text:span></text:p>
      <text:p text:style-name="P59"><text:span text:style-name="T16"><text:s text:c="6"/></text:span><text:span text:style-name="T17">numeros</text:span><text:span text:style-name="T16">[0]=</text:span><text:span text:style-name="T18">new </text:span><text:span text:style-name="T19">int</text:span><text:span text:style-name="T18">(</text:span><text:span text:style-name="T19">1</text:span><text:span text:style-name="T18">);</text:span></text:p>
      <text:p text:style-name="P59"><text:span text:style-name="T16"><text:s text:c="6"/></text:span><text:span text:style-name="T17">numeros</text:span><text:span text:style-name="T16">[1]=</text:span><text:span text:style-name="T18">new </text:span><text:span text:style-name="T19">int</text:span><text:span text:style-name="T18">(</text:span><text:span text:style-name="T19">2</text:span><text:span text:style-name="T18">);</text:span></text:p>
      <text:p text:style-name="P59"><text:span text:style-name="T16"><text:s text:c="6"/></text:span><text:span text:style-name="T17">numeros</text:span><text:span text:style-name="T16">[2]=</text:span><text:span text:style-name="T18">new </text:span><text:span text:style-name="T19">int</text:span><text:span text:style-name="T18">(</text:span><text:span text:style-name="T19">3</text:span><text:span text:style-name="T18">);</text:span></text:p>
      <text:p text:style-name="P55"><text:soft-page-break/><text:span text:style-name="T17"><text:s text:c="6"/>numeros</text:span><text:span text:style-name="T16">[</text:span><text:span text:style-name="T17">3</text:span><text:span text:style-name="T16">]=</text:span><text:span text:style-name="T18">new </text:span><text:span text:style-name="T19">int</text:span><text:span text:style-name="T18">(</text:span><text:span text:style-name="T19">4</text:span><text:span text:style-name="T18">);</text:span></text:p>
      <text:p text:style-name="P59"><text:span text:style-name="T16"><text:s text:c="6"/></text:span><text:span text:style-name="T17">numeros</text:span><text:span text:style-name="T16">[</text:span><text:span text:style-name="T17">4</text:span><text:span text:style-name="T16">]=</text:span><text:span text:style-name="T18">new </text:span><text:span text:style-name="T19">int</text:span><text:span text:style-name="T18">(</text:span><text:span text:style-name="T19">5</text:span><text:span text:style-name="T18">);</text:span></text:p>
      <text:p text:style-name="P47"/>
      <text:p text:style-name="P21"/>
      <text:p text:style-name="P35">12. <text:span text:style-name="T9">Crear un programa que calcule la media de 10 valores almacenados en una matriz de tipo double.</text:span></text:p>
      <text:p text:style-name="P22"/>
      <text:p text:style-name="P48"><text:span text:style-name="T22">public</text:span><text:span text:style-name="T27"> </text:span><text:span text:style-name="T22">class</text:span><text:span text:style-name="T27"> Prueba {</text:span></text:p>
      <text:p text:style-name="P56"/>
      <text:p text:style-name="P57"><text:span text:style-name="T21"><text:tab/></text:span><text:span text:style-name="T22">public</text:span><text:span text:style-name="T21"> </text:span><text:span text:style-name="T22">static</text:span><text:span text:style-name="T21"> </text:span><text:span text:style-name="T22">void</text:span><text:span text:style-name="T21"> main(String[] </text:span><text:span text:style-name="T24">args</text:span><text:span text:style-name="T21">) {</text:span></text:p>
      <text:p text:style-name="P57"><text:span text:style-name="T21"><text:tab/><text:tab/></text:span><text:span text:style-name="T22">double</text:span><text:span text:style-name="T21">[] </text:span><text:span text:style-name="T24">numeros</text:span><text:span text:style-name="T21"> = {5.5, 6.7 ,7.1, 3.2, 7.0, 3.5, 6.6, 6.4, 9.4, 9.6 };</text:span></text:p>
      <text:p text:style-name="P57"><text:span text:style-name="T21"><text:tab/><text:tab/></text:span></text:p>
      <text:p text:style-name="P57"><text:span text:style-name="T21"><text:tab/><text:tab/></text:span><text:span text:style-name="T22">double</text:span><text:span text:style-name="T21"> </text:span><text:span text:style-name="T24">aux</text:span><text:span text:style-name="T21"> = 0.0;</text:span></text:p>
      <text:p text:style-name="P57"><text:span text:style-name="T21"><text:tab/><text:tab/></text:span></text:p>
      <text:p text:style-name="P57"><text:span text:style-name="T21"><text:tab/><text:tab/></text:span><text:span text:style-name="T22">for</text:span><text:span text:style-name="T21">(</text:span><text:span text:style-name="T22">int</text:span><text:span text:style-name="T21"> </text:span><text:span text:style-name="T24">i</text:span><text:span text:style-name="T21"> = 0; </text:span><text:span text:style-name="T24">i</text:span><text:span text:style-name="T21"> &lt; </text:span><text:span text:style-name="T24">numeros</text:span><text:span text:style-name="T21">.</text:span><text:span text:style-name="T25">length</text:span><text:span text:style-name="T21">; </text:span><text:span text:style-name="T24">i</text:span><text:span text:style-name="T21">++){</text:span></text:p>
      <text:p text:style-name="P57"><text:span text:style-name="T21"><text:tab/><text:tab/><text:tab/></text:span><text:span text:style-name="T24">aux</text:span><text:span text:style-name="T21"> = </text:span><text:span text:style-name="T24">numeros</text:span><text:span text:style-name="T21">[</text:span><text:span text:style-name="T24">i</text:span><text:span text:style-name="T21">] + </text:span><text:span text:style-name="T24">aux</text:span><text:span text:style-name="T21">;</text:span></text:p>
      <text:p text:style-name="P57"><text:span text:style-name="T21"><text:tab/><text:tab/>}</text:span></text:p>
      <text:p text:style-name="P57"><text:span text:style-name="T21"><text:tab/><text:tab/></text:span></text:p>
      <text:p text:style-name="P57"><text:span text:style-name="T21"><text:tab/><text:tab/></text:span><text:span text:style-name="T22">double</text:span><text:span text:style-name="T21"> </text:span><text:span text:style-name="T24">media</text:span><text:span text:style-name="T21"> = </text:span><text:span text:style-name="T24">aux</text:span><text:span text:style-name="T21">/</text:span><text:span text:style-name="T24">numeros</text:span><text:span text:style-name="T21">.</text:span><text:span text:style-name="T25">length</text:span><text:span text:style-name="T21">;</text:span></text:p>
      <text:p text:style-name="P57"><text:span text:style-name="T21"><text:tab/><text:tab/></text:span></text:p>
      <text:p text:style-name="P57"><text:span text:style-name="T21"><text:tab/><text:tab/>System.</text:span><text:span text:style-name="T26">out</text:span><text:span text:style-name="T21">.println(</text:span><text:span text:style-name="T24">media</text:span><text:span text:style-name="T21">);</text:span></text:p>
      <text:p text:style-name="P57"><text:span text:style-name="T21"><text:tab/>}</text:span></text:p>
      <text:p text:style-name="P57"><text:span text:style-name="T21">}</text:span></text:p>
      <text:p text:style-name="P39"/>
      <text:p text:style-name="P20"/>
      <text:p text:style-name="P24">13. <text:span text:style-name="T10">¿Qué diferencia hay entre los métodos indexOf() y lastIndexOf() de la clase String?</text:span></text:p>
      <text:p text:style-name="P24"/>
      <text:p text:style-name="P51">IndexOf busca la primera coincidencia de un carácter en el String. LasIndexOf busca la última coincidencia.</text:p>
      <text:p text:style-name="P24"/>
      <text:p text:style-name="P28">1<text:span text:style-name="T11">4</text:span>. <text:span text:style-name="T11">En el siguiente fragmento de código, ¿el operador &amp; es de orden de bits o lógico?¿Por qué?</text:span></text:p>
      <text:p text:style-name="P20"/>
      <text:p text:style-name="P31">boolean a, b;</text:p>
      <text:p text:style-name="P31">// …</text:p>
      <text:p text:style-name="P31">if(a &amp; b) …</text:p>
      <text:p text:style-name="P25"/>
      <text:p text:style-name="P51">usa operador lógico, puesto que es el tipo de operador que se usa con los booleans.</text:p>
      <text:p text:style-name="P25"/>
      <text:p text:style-name="P25">1<text:span text:style-name="T11">5</text:span>. <text:span text:style-name="T11">¿Se puede aplicar el operador de orden de bits al tipo double?</text:span></text:p>
      <text:p text:style-name="P13"/>
      <text:p text:style-name="P46">no</text:p>
      <text:p text:style-name="P10"/>
      <text:p text:style-name="P28">1<text:span text:style-name="T2">6.</text:span> <text:span text:style-name="T11">Reescribir la siguiente sentencia con el operador '?'</text:span></text:p>
      <text:p text:style-name="P28"/>
      <text:p text:style-name="P53">if(x &lt;0) y = 10;</text:p>
      <text:p text:style-name="P53">else y = 20;</text:p>
      <text:p text:style-name="P32"/>
      <text:p text:style-name="P52"><text:span text:style-name="T23">x</text:span><text:span text:style-name="T20"> &lt; 0 ? </text:span><text:span text:style-name="T23">y</text:span><text:span text:style-name="T20"> = 10 : 20</text:span></text:p>
      <text:p text:style-name="P52"/>
      <text:p text:style-name="P32"/>
      <text:p text:style-name="P11"/>
      <text:p text:style-name="P26">1<text:span text:style-name="T12">7</text:span>. <text:span text:style-name="T12">¿Es un error superar el final de una matriz?</text:span></text:p>
      <text:p text:style-name="P37"/>
      <text:p text:style-name="P52">Si, por que al no existir lanza un error</text:p>
      <text:p text:style-name="P30"/>
      <text:p text:style-name="P27">1<text:span text:style-name="T12">8</text:span>. <text:span text:style-name="T12">¿Es un error indexar una matriz con un valor negativo?</text:span></text:p>
      <text:p text:style-name="P20"/>
      <text:p text:style-name="P51">si</text:p>
      <text:p text:style-name="P30"/>
      <text:p text:style-name="P30">1<text:span text:style-name="T12">9</text:span>. <text:span text:style-name="T12">¿Como es el operador de desplazamiento a la derecha sin signo?</text:span></text:p>
      <text:p text:style-name="P54"><text:soft-page-break/>&gt;&gt;&gt;</text:p>
      <text:p text:style-name="P38"/>
      <text:p text:style-name="P29"/>
      <text:p text:style-name="P29"><text:span text:style-name="T13">20</text:span>. <text:span text:style-name="T12">¿Puede utilizarse un String como tipo de evaluación de una instrucción switch?</text:span></text:p>
      <text:p text:style-name="P23"/>
      <text:p text:style-name="P49">s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Andale Mono" svg:font-family="'Andale Mono'" style:font-pitch="fixed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Predeterminado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2" style:family="paragraph" style:parent-style-name="Predeterminado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ncabezado1" style:family="paragraph" style:parent-style-name="Predeterminado" style:default-outline-level="">
      <style:paragraph-properties fo:margin-left="0cm" fo:margin-right="0cm" fo:margin-top="0.42cm" fo:margin-bottom="0.21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ncabezado2" style:family="paragraph" style:parent-style-name="Predeterminado" style:default-outline-level="">
      <style:paragraph-properties fo:margin-left="0cm" fo:margin-right="0cm" fo:margin-top="0.42cm" fo:margin-bottom="0.21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redeterminado_7e_LT_7e_Gliederung_20_1" style:display-name="Predeterminado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bjetos_20_de_20_fondo" style:display-name="Objetos de fondo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4-10-30T17:31:45.277953159</meta:creation-date>
    <dc:date>2015-01-21T13:48:04.178000000</dc:date>
    <meta:editing-duration>PT13H24M28S</meta:editing-duration>
    <meta:editing-cycles>41</meta:editing-cycles>
    <meta:generator>LibreOffice/4.3.1.2$Windows_x86 LibreOffice_project/958349dc3b25111dbca392fbc281a05559ef6848</meta:generator>
    <meta:document-statistic meta:table-count="0" meta:image-count="0" meta:object-count="0" meta:page-count="3" meta:paragraph-count="66" meta:word-count="481" meta:character-count="2731" meta:non-whitespace-character-count="2256"/>
  </office:meta>
</office:document-meta>
</file>